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af6d" officeooo:paragraph-rsid="0015af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B</text:p>
      <text:p text:style-name="P1">2 C<text:line-break/>3 C<text:line-break/>4 D<text:line-break/>5 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22:37:11.682249919</meta:creation-date>
    <dc:date>2024-09-24T22:38:54.644027319</dc:date>
    <meta:editing-duration>PT1M44S</meta:editing-duration>
    <meta:editing-cycles>1</meta:editing-cycles>
    <meta:document-statistic meta:table-count="0" meta:image-count="0" meta:object-count="0" meta:page-count="1" meta:paragraph-count="2" meta:word-count="10" meta:character-count="18" meta:non-whitespace-character-count="10"/>
    <meta:generator>LibreOffice/24.2.6.2$Linux_X86_64 LibreOffice_project/8e9a753d9daaea75c34b417ba1bdf556bf2fc5b3</meta:generator>
  </office:meta>
</office:document-meta>
</file>